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0000"/>
    </style:style>
    <style:style style:name="T6" style:family="text">
      <style:text-properties fo:background-color="#ffff00"/>
    </style:style>
    <style:style style:name="T7" style:family="text">
      <style:text-properties style:text-position="sub 67%"/>
    </style:style>
    <style:style style:name="T8" style:family="text">
      <style:text-properties style:text-position="super 67%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Courier New" style:font-name-complex="Courier New"/>
    </style:style>
    <style:style style:name="T11" style:family="text">
      <style:text-properties style:text-line-through-style="solid" style:text-underline-mode="continuous" style:text-overline-mode="continuous" style:text-line-through-mode="continuous"/>
    </style:style>
    <style:style style:name="T12" style:family="text">
      <style:text-properties style:text-line-through-style="solid" style:text-line-through-type="double" style:text-underline-mode="continuous" style:text-overline-mode="continuous" style:text-line-through-mode="continuous"/>
    </style:style>
    <style:style style:name="T13" style:family="text">
      <style:text-properties style:text-line-through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Attributes</text:p>
      <text:p text:style-name="Subtitle">Examples</text:p>
      <text:h text:style-name="Heading_20_2" text:outline-level="2">Bold</text:h>
      <text:p text:style-name="Normal"><text:span text:style-name="Default_20_Paragraph_20_Font"><text:span text:style-name="T1">Lorem ipsum</text:span></text:span> dolor sit amet…</text:p>
      <text:h text:style-name="Heading_20_2" text:outline-level="2">Italic</text:h>
      <text:p text:style-name="Normal"><text:span text:style-name="Default_20_Paragraph_20_Font"><text:span text:style-name="T2">Lorem ipsum</text:span></text:span> dolor sit amet…</text:p>
      <text:h text:style-name="Heading_20_2" text:outline-level="2">Underline</text:h>
      <text:p text:style-name="Normal"><text:span text:style-name="Default_20_Paragraph_20_Font"><text:span text:style-name="T4">Lorem ipsum</text:span></text:span> dolor sit amet…</text:p>
      <text:h text:style-name="Heading_20_2" text:outline-level="2">Bold+Italic+Underline</text:h>
      <text:p text:style-name="Normal"><text:span text:style-name="Default_20_Paragraph_20_Font"><text:span text:style-name="T3">Lorem ipsum</text:span></text:span> dolor sit amet…</text:p>
      <text:h text:style-name="Heading_20_2" text:outline-level="2">Text Color</text:h>
      <text:p text:style-name="Normal"><text:span text:style-name="Default_20_Paragraph_20_Font"><text:span text:style-name="T5">Lorem ipsum</text:span></text:span> dolor sit amet…</text:p>
      <text:h text:style-name="Heading_20_2" text:outline-level="2">Highlight Color</text:h>
      <text:p text:style-name="Normal"><text:span text:style-name="Default_20_Paragraph_20_Font"><text:span text:style-name="T6">Lorem ipsum</text:span></text:span> dolor sit amet…</text:p>
      <text:h text:style-name="Heading_20_2" text:outline-level="2">Subscript + Superscript</text:h>
      <text:p text:style-name="Normal"><text:span text:style-name="Default_20_Paragraph_20_Font"><text:span text:style-name="T7">Lorem</text:span></text:span> <text:span text:style-name="Default_20_Paragraph_20_Font"><text:span text:style-name="T8">ipsum</text:span></text:span> dolor sit amet…</text:p>
      <text:h text:style-name="Heading_20_2" text:outline-level="2">Font Size</text:h>
      <text:p text:style-name="Normal"><text:span text:style-name="Default_20_Paragraph_20_Font"><text:span text:style-name="T9">Lorem ipsum</text:span></text:span> dolor sit amet…</text:p>
      <text:h text:style-name="Heading_20_2" text:outline-level="2">Font Name</text:h>
      <text:p text:style-name="Normal"><text:span text:style-name="Default_20_Paragraph_20_Font"><text:span text:style-name="T10">Lorem ipsum</text:span></text:span> dolor sit amet…</text:p>
      <text:h text:style-name="Heading_20_2" text:outline-level="2">Strikethrough</text:h>
      <text:p text:style-name="Marginalia"><text:span text:style-name="Default_20_Paragraph_20_Font"><text:span text:style-name="T11">Lorem ipsum</text:span></text:span> do<text:span text:style-name="T13">lor sit </text:span>amet…</text:p>
      <text:h text:style-name="Heading_20_2" text:outline-level="2">Double Strikethrough</text:h>
      <text:p text:style-name="Marginalia"><text:span text:style-name="Default_20_Paragraph_20_Font"><text:span text:style-name="T12">Lorem ipsum</text:span></text:span> dolor sit amet…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a0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2pt" fo:letter-spacing="normal" fo:language="en" fo:country="US" fo:font-style="normal" style:text-underline-style="none" fo:font-weight="normal" style:letter-kerning="false" fo:background-color="transparent" style:font-name-asian="MS Mincho" style:font-size-asian="12pt" style:language-asian="de" style:country-asian="D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45a8a" style:font-name="Calibri" fo:font-size="16pt" fo:font-weight="bold" style:font-name-asian="MS Gothic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libri" fo:font-size="13pt" fo:font-weight="bold" style:font-name-asian="MS Gothic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libri" fo:font-size="26pt" fo:letter-spacing="0.009cm" style:letter-kerning="true" style:font-name-asian="MS Gothic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letter-spacing="0.026cm" fo:font-style="italic" style:font-name-asian="MS Gothic" style:font-style-asian="italic" style:font-name-complex="Times New Roman" style:font-style-complex="italic" fo:hyphenate="false" fo:hyphenation-remain-char-count="0" fo:hyphenation-push-char-count="0"/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  <style:text-properties style:text-line-through-style="solid" style:text-line-through-type="double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name-asian="MS Gothic" style:font-size-asian="26pt" style:font-name-complex="Times New Roman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letter-spacing="0.026cm" fo:font-style="italic" style:font-name-asian="MS Gothic" style:font-style-asian="italic" style:font-name-complex="Times New Roman" style:font-style-complex="italic"/>
    </style:style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name-asian="MS Gothic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name-asian="MS Gothic" style:font-size-asian="13pt" style:font-weight-asian="bold" style:font-name-complex="Times New Roman" style:font-size-complex="13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editing-duration>PT1M27S</meta:editing-duration>
    <meta:document-statistic meta:table-count="0" meta:image-count="0" meta:object-count="0" meta:page-count="1" meta:paragraph-count="24" meta:word-count="76" meta:character-count="464"/>
  </office:meta>
</office:document-meta>
</file>